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3.2cm" fo:min-width="2.9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top" draw:auto-grow-height="false" fo:min-height="1.95cm" fo:min-width="1.4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9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1.95cm" fo:min-width="0.45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3.5cm" svg:x="0cm" svg:y="0cm">
          <text:p text:style-name="P1"><text:span text:style-name="T1">C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2.25cm" svg:x="1.25cm" svg:y="1cm">
          <text:p text:style-name="P1"><text:span text:style-name="T1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1cm" svg:x="1.5cm" svg:y="2cm">
          <text:p text:style-name="P1"><text:span text:style-name="T1">u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cm" svg:height="2.25cm" svg:x="0.25cm" svg:y="1cm">
          <text:p text:style-name="P1"><text:span text:style-name="T1">i3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1-15T17:05:36.709710390</dc:date>
    <meta:editing-duration>PT16M44S</meta:editing-duration>
    <meta:editing-cycles>10</meta:editing-cycles>
    <meta:generator>LibreOffice/7.0.4.2$Linux_X86_64 LibreOffice_project/00$Build-2</meta:generator>
    <meta:document-statistic meta:object-count="4"/>
  </office:meta>
</office:document-meta>
</file>